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 style:writing-mode="lr-tb"/>
      <style:text-properties fo:language="hu" fo:country="HU"/>
    </style:style>
    <style:style style:name="P2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paragraph-rsid="0009ec86"/>
    </style:style>
    <style:style style:name="P3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paragraph-rsid="00109f65"/>
    </style:style>
    <style:style style:name="P4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rsid="000acebb" officeooo:paragraph-rsid="000acebb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hu" fo:country="HU" officeooo:rsid="0025bb87" officeooo:paragraph-rsid="0025bb87"/>
    </style:style>
    <style:style style:name="P6" style:family="paragraph" style:parent-style-name="Text_20_body">
      <style:paragraph-properties fo:line-height="115%" fo:text-align="start" style:justify-single-word="false" style:writing-mode="lr-tb"/>
      <style:text-properties officeooo:paragraph-rsid="000acebb"/>
    </style:style>
    <style:style style:name="P7" style:family="paragraph" style:parent-style-name="Text_20_body">
      <style:paragraph-properties fo:line-height="115%" fo:text-align="start" style:justify-single-word="false" style:writing-mode="lr-tb"/>
      <style:text-properties officeooo:paragraph-rsid="000f41cd"/>
    </style:style>
    <style:style style:name="P8" style:family="paragraph" style:parent-style-name="Text_20_body">
      <style:paragraph-properties fo:line-height="115%" fo:text-align="start" style:justify-single-word="false" style:writing-mode="lr-tb"/>
      <style:text-properties officeooo:paragraph-rsid="00109f65"/>
    </style:style>
    <style:style style:name="P9" style:family="paragraph" style:parent-style-name="Text_20_body">
      <style:paragraph-properties fo:line-height="115%" fo:text-align="start" style:justify-single-word="false" style:writing-mode="lr-tb"/>
      <style:text-properties officeooo:paragraph-rsid="0009ec86"/>
    </style:style>
    <style:style style:name="P10" style:family="paragraph" style:parent-style-name="Text_20_body">
      <style:paragraph-properties fo:line-height="115%" fo:text-align="start" style:justify-single-word="false" style:writing-mode="lr-tb"/>
      <style:text-properties officeooo:paragraph-rsid="00118f15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officeooo:paragraph-rsid="0012bd11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officeooo:paragraph-rsid="0015b138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officeooo:paragraph-rsid="001a7c96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officeooo:paragraph-rsid="0016a60c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officeooo:rsid="001f359b" officeooo:paragraph-rsid="001f359b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officeooo:rsid="0025bb87" officeooo:paragraph-rsid="0025bb87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style:use-window-font-color="true" loext:opacity="0%" style:font-name="Liberation Serif" fo:font-size="12pt" fo:language="hu" fo:country="HU" officeooo:rsid="001f359b" officeooo:paragraph-rsid="001f359b" style:letter-kerning="true" style:font-name-asian="Arial Unicode MS1" style:font-size-asian="12pt" style:language-asian="hi" style:country-asian="IN" style:font-name-complex="Liberation Serif1" style:font-size-complex="12pt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officeooo:paragraph-rsid="0043f534"/>
    </style:style>
    <style:style style:name="P19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35fe2e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0acebb"/>
    </style:style>
    <style:style style:name="T3" style:family="text">
      <style:text-properties style:font-name="Liberation Serif" fo:language="hu" fo:country="HU" officeooo:rsid="000be5c8"/>
    </style:style>
    <style:style style:name="T4" style:family="text">
      <style:text-properties style:font-name="Liberation Serif" fo:language="hu" fo:country="HU" officeooo:rsid="000d4208"/>
    </style:style>
    <style:style style:name="T5" style:family="text">
      <style:text-properties style:font-name="Liberation Serif" fo:language="hu" fo:country="HU" officeooo:rsid="000f41cd"/>
    </style:style>
    <style:style style:name="T6" style:family="text">
      <style:text-properties style:font-name="Liberation Serif" fo:language="hu" fo:country="HU" officeooo:rsid="001086e8"/>
    </style:style>
    <style:style style:name="T7" style:family="text">
      <style:text-properties style:font-name="Liberation Serif" fo:language="hu" fo:country="HU" officeooo:rsid="00109f65"/>
    </style:style>
    <style:style style:name="T8" style:family="text">
      <style:text-properties style:font-name="Liberation Serif" fo:language="hu" fo:country="HU" officeooo:rsid="00118f15"/>
    </style:style>
    <style:style style:name="T9" style:family="text">
      <style:text-properties style:font-name="Liberation Serif" fo:language="hu" fo:country="HU" officeooo:rsid="0018d14d"/>
    </style:style>
    <style:style style:name="T10" style:family="text">
      <style:text-properties style:font-name="Liberation Serif" fo:language="hu" fo:country="HU" officeooo:rsid="001a7c96"/>
    </style:style>
    <style:style style:name="T11" style:family="text">
      <style:text-properties style:font-name="Liberation Serif" fo:language="hu" fo:country="HU" officeooo:rsid="00247858"/>
    </style:style>
    <style:style style:name="T12" style:family="text">
      <style:text-properties style:font-name="Liberation Serif" fo:language="hu" fo:country="HU" officeooo:rsid="0025bb87"/>
    </style:style>
    <style:style style:name="T13" style:family="text">
      <style:text-properties style:font-name="Liberation Serif" fo:language="hu" fo:country="HU" officeooo:rsid="0012bd11"/>
    </style:style>
    <style:style style:name="T14" style:family="text">
      <style:text-properties style:font-name="Liberation Serif" fo:language="hu" fo:country="HU" officeooo:rsid="00272a46"/>
    </style:style>
    <style:style style:name="T15" style:family="text">
      <style:text-properties style:font-name="Liberation Serif" fo:language="hu" fo:country="HU" officeooo:rsid="0029ab59"/>
    </style:style>
    <style:style style:name="T16" style:family="text">
      <style:text-properties style:font-name="Liberation Serif" fo:language="hu" fo:country="HU" fo:font-style="italic" officeooo:rsid="000acebb" style:font-style-asian="italic" style:font-style-complex="italic"/>
    </style:style>
    <style:style style:name="T17" style:family="text">
      <style:text-properties style:font-name="Liberation Serif" fo:language="hu" fo:country="HU" fo:font-style="italic" officeooo:rsid="003d4991" style:font-style-asian="italic" style:font-style-complex="italic"/>
    </style:style>
    <style:style style:name="T18" style:family="text">
      <style:text-properties style:font-name="Liberation Serif" fo:language="hu" fo:country="HU" officeooo:rsid="002b2245"/>
    </style:style>
    <style:style style:name="T19" style:family="text">
      <style:text-properties style:font-name="Liberation Serif" fo:language="hu" fo:country="HU" officeooo:rsid="002b981a"/>
    </style:style>
    <style:style style:name="T20" style:family="text">
      <style:text-properties style:font-name="Liberation Serif" fo:language="hu" fo:country="HU" officeooo:rsid="002c521e"/>
    </style:style>
    <style:style style:name="T21" style:family="text">
      <style:text-properties style:font-name="Liberation Serif" fo:language="hu" fo:country="HU" officeooo:rsid="002e32be"/>
    </style:style>
    <style:style style:name="T22" style:family="text">
      <style:text-properties style:font-name="Liberation Serif" fo:language="hu" fo:country="HU" officeooo:rsid="002f1821"/>
    </style:style>
    <style:style style:name="T23" style:family="text">
      <style:text-properties style:font-name="Liberation Serif" fo:language="hu" fo:country="HU" officeooo:rsid="00312a5a"/>
    </style:style>
    <style:style style:name="T24" style:family="text">
      <style:text-properties style:font-name="Liberation Serif" fo:language="hu" fo:country="HU" officeooo:rsid="00312fbe"/>
    </style:style>
    <style:style style:name="T25" style:family="text">
      <style:text-properties style:font-name="Liberation Serif" fo:language="hu" fo:country="HU" style:text-underline-style="solid" style:text-underline-width="auto" style:text-underline-color="font-color" officeooo:rsid="00109f65"/>
    </style:style>
    <style:style style:name="T26" style:family="text">
      <style:text-properties style:font-name="Liberation Serif" fo:language="hu" fo:country="HU" officeooo:rsid="0035fe2e"/>
    </style:style>
    <style:style style:name="T27" style:family="text">
      <style:text-properties style:font-name="Liberation Serif" fo:language="hu" fo:country="HU" officeooo:rsid="003f32be"/>
    </style:style>
    <style:style style:name="T28" style:family="text">
      <style:text-properties style:font-name="Liberation Serif" fo:language="hu" fo:country="HU" officeooo:rsid="0040372d"/>
    </style:style>
    <style:style style:name="T29" style:family="text">
      <style:text-properties style:font-name="Liberation Serif" fo:language="hu" fo:country="HU" officeooo:rsid="0040465b"/>
    </style:style>
    <style:style style:name="T30" style:family="text">
      <style:text-properties style:font-name="Liberation Serif" fo:language="hu" fo:country="HU" officeooo:rsid="00423f3a"/>
    </style:style>
    <style:style style:name="T31" style:family="text">
      <style:text-properties style:font-name="Liberation Serif" fo:language="hu" fo:country="HU" officeooo:rsid="0043cc02"/>
    </style:style>
    <style:style style:name="T32" style:family="text">
      <style:text-properties style:font-name="Liberation Serif" fo:language="hu" fo:country="HU" officeooo:rsid="0043f534"/>
    </style:style>
    <style:style style:name="T33" style:family="text">
      <style:text-properties style:font-name="Liberation Serif" fo:language="hu" fo:country="HU" officeooo:rsid="0044d2ea"/>
    </style:style>
    <style:style style:name="T34" style:family="text">
      <style:text-properties style:font-name="Liberation Serif" officeooo:rsid="000acebb"/>
    </style:style>
    <style:style style:name="T35" style:family="text">
      <style:text-properties style:use-window-font-color="true" loext:opacity="0%" style:font-name="Liberation Serif" fo:font-size="12pt" fo:language="hu" fo:country="HU" style:letter-kerning="true" style:font-name-asian="Arial Unicode MS1" style:font-size-asian="12pt" style:language-asian="hi" style:country-asian="IN" style:font-name-complex="Liberation Serif1" style:font-size-complex="12pt"/>
    </style:style>
    <style:style style:name="T36" style:family="text">
      <style:text-properties style:use-window-font-color="true" loext:opacity="0%" style:font-name="Liberation Serif" fo:font-size="12pt" fo:language="hu" fo:country="HU" officeooo:rsid="000acebb" style:letter-kerning="true" style:font-name-asian="Arial Unicode MS1" style:font-size-asian="12pt" style:language-asian="hi" style:country-asian="IN" style:font-name-complex="Liberation Serif1" style:font-size-complex="12pt"/>
    </style:style>
    <style:style style:name="T37" style:family="text">
      <style:text-properties style:use-window-font-color="true" loext:opacity="0%" style:font-name="Liberation Serif" fo:font-size="12pt" fo:language="hu" fo:country="HU" officeooo:rsid="000d4208" style:letter-kerning="true" style:font-name-asian="Arial Unicode MS1" style:font-size-asian="12pt" style:language-asian="hi" style:country-asian="IN" style:font-name-complex="Liberation Serif1" style:font-size-complex="12pt"/>
    </style:style>
    <style:style style:name="T38" style:family="text">
      <style:text-properties style:use-window-font-color="true" loext:opacity="0%" style:font-name="Liberation Serif" fo:font-size="12pt" fo:language="hu" fo:country="HU" officeooo:rsid="000f41cd" style:letter-kerning="true" style:font-name-asian="Arial Unicode MS1" style:font-size-asian="12pt" style:language-asian="hi" style:country-asian="IN" style:font-name-complex="Liberation Serif1" style:font-size-complex="12pt"/>
    </style:style>
    <style:style style:name="T39" style:family="text">
      <style:text-properties style:use-window-font-color="true" loext:opacity="0%" style:font-name="Liberation Serif" fo:font-size="12pt" fo:language="hu" fo:country="HU" officeooo:rsid="001086e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0" style:family="text">
      <style:text-properties style:use-window-font-color="true" loext:opacity="0%" style:font-name="Liberation Serif" fo:font-size="12pt" fo:language="hu" fo:country="HU" officeooo:rsid="00109f65" style:letter-kerning="true" style:font-name-asian="Arial Unicode MS1" style:font-size-asian="12pt" style:language-asian="hi" style:country-asian="IN" style:font-name-complex="Liberation Serif1" style:font-size-complex="12pt"/>
    </style:style>
    <style:style style:name="T41" style:family="text">
      <style:text-properties style:use-window-font-color="true" loext:opacity="0%" style:font-name="Liberation Serif" fo:font-size="12pt" fo:language="hu" fo:country="HU" officeooo:rsid="00118f15" style:letter-kerning="true" style:font-name-asian="Arial Unicode MS1" style:font-size-asian="12pt" style:language-asian="hi" style:country-asian="IN" style:font-name-complex="Liberation Serif1" style:font-size-complex="12pt"/>
    </style:style>
    <style:style style:name="T42" style:family="text">
      <style:text-properties style:use-window-font-color="true" loext:opacity="0%" style:font-name="Liberation Serif" fo:font-size="12pt" fo:language="hu" fo:country="HU" officeooo:rsid="0012bd11" style:letter-kerning="true" style:font-name-asian="Arial Unicode MS1" style:font-size-asian="12pt" style:language-asian="hi" style:country-asian="IN" style:font-name-complex="Liberation Serif1" style:font-size-complex="12pt"/>
    </style:style>
    <style:style style:name="T43" style:family="text">
      <style:text-properties style:use-window-font-color="true" loext:opacity="0%" style:font-name="Liberation Serif" fo:font-size="12pt" fo:language="hu" fo:country="HU" officeooo:rsid="00143fdf" style:letter-kerning="true" style:font-name-asian="Arial Unicode MS1" style:font-size-asian="12pt" style:language-asian="hi" style:country-asian="IN" style:font-name-complex="Liberation Serif1" style:font-size-complex="12pt"/>
    </style:style>
    <style:style style:name="T44" style:family="text">
      <style:text-properties style:use-window-font-color="true" loext:opacity="0%" style:font-name="Liberation Serif" fo:font-size="12pt" fo:language="hu" fo:country="HU" officeooo:rsid="0015b138" style:letter-kerning="true" style:font-name-asian="Arial Unicode MS1" style:font-size-asian="12pt" style:language-asian="hi" style:country-asian="IN" style:font-name-complex="Liberation Serif1" style:font-size-complex="12pt"/>
    </style:style>
    <style:style style:name="T45" style:family="text">
      <style:text-properties style:use-window-font-color="true" loext:opacity="0%" style:font-name="Liberation Serif" fo:font-size="12pt" fo:language="hu" fo:country="HU" officeooo:rsid="0016a60c" style:letter-kerning="true" style:font-name-asian="Arial Unicode MS1" style:font-size-asian="12pt" style:language-asian="hi" style:country-asian="IN" style:font-name-complex="Liberation Serif1" style:font-size-complex="12pt"/>
    </style:style>
    <style:style style:name="T46" style:family="text">
      <style:text-properties style:use-window-font-color="true" loext:opacity="0%" style:font-name="Liberation Serif" fo:font-size="12pt" fo:language="hu" fo:country="HU" officeooo:rsid="001db5f0" style:letter-kerning="true" style:font-name-asian="Arial Unicode MS1" style:font-size-asian="12pt" style:language-asian="hi" style:country-asian="IN" style:font-name-complex="Liberation Serif1" style:font-size-complex="12pt"/>
    </style:style>
    <style:style style:name="T47" style:family="text">
      <style:text-properties style:use-window-font-color="true" loext:opacity="0%" style:font-name="Liberation Serif" fo:font-size="12pt" fo:language="hu" fo:country="HU" officeooo:rsid="001e8b67" style:letter-kerning="true" style:font-name-asian="Arial Unicode MS1" style:font-size-asian="12pt" style:language-asian="hi" style:country-asian="IN" style:font-name-complex="Liberation Serif1" style:font-size-complex="12pt"/>
    </style:style>
    <style:style style:name="T48" style:family="text">
      <style:text-properties style:use-window-font-color="true" loext:opacity="0%" style:font-name="Liberation Serif" fo:font-size="12pt" fo:language="hu" fo:country="HU" officeooo:rsid="001f4630" style:letter-kerning="true" style:font-name-asian="Arial Unicode MS1" style:font-size-asian="12pt" style:language-asian="hi" style:country-asian="IN" style:font-name-complex="Liberation Serif1" style:font-size-complex="12pt"/>
    </style:style>
    <style:style style:name="T49" style:family="text">
      <style:text-properties style:use-window-font-color="true" loext:opacity="0%" style:font-name="Liberation Serif" fo:font-size="12pt" fo:language="hu" fo:country="HU" officeooo:rsid="001faba2" style:letter-kerning="true" style:font-name-asian="Arial Unicode MS1" style:font-size-asian="12pt" style:language-asian="hi" style:country-asian="IN" style:font-name-complex="Liberation Serif1" style:font-size-complex="12pt"/>
    </style:style>
    <style:style style:name="T50" style:family="text">
      <style:text-properties style:use-window-font-color="true" loext:opacity="0%" style:font-name="Liberation Serif" fo:font-size="12pt" fo:language="hu" fo:country="HU" officeooo:rsid="00213678" style:letter-kerning="true" style:font-name-asian="Arial Unicode MS1" style:font-size-asian="12pt" style:language-asian="hi" style:country-asian="IN" style:font-name-complex="Liberation Serif1" style:font-size-complex="12pt"/>
    </style:style>
    <style:style style:name="T51" style:family="text">
      <style:text-properties style:use-window-font-color="true" loext:opacity="0%" style:font-name="Liberation Serif" fo:font-size="12pt" fo:language="hu" fo:country="HU" officeooo:rsid="00227060" style:letter-kerning="true" style:font-name-asian="Arial Unicode MS1" style:font-size-asian="12pt" style:language-asian="hi" style:country-asian="IN" style:font-name-complex="Liberation Serif1" style:font-size-complex="12pt"/>
    </style:style>
    <style:style style:name="T52" style:family="text">
      <style:text-properties style:use-window-font-color="true" loext:opacity="0%" style:font-name="Liberation Serif" fo:font-size="12pt" fo:language="hu" fo:country="HU" officeooo:rsid="0024e44b" style:letter-kerning="true" style:font-name-asian="Arial Unicode MS1" style:font-size-asian="12pt" style:language-asian="hi" style:country-asian="IN" style:font-name-complex="Liberation Serif1" style:font-size-complex="12pt"/>
    </style:style>
    <style:style style:name="T53" style:family="text">
      <style:text-properties style:use-window-font-color="true" loext:opacity="0%" style:font-name="Liberation Serif" fo:font-size="12pt" fo:language="hu" fo:country="HU" officeooo:rsid="0025bb8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4" style:family="text">
      <style:text-properties style:use-window-font-color="true" loext:opacity="0%" style:font-name="Liberation Serif" fo:font-size="12pt" fo:language="hu" fo:country="HU" officeooo:rsid="0028de27" style:letter-kerning="true" style:font-name-asian="Arial Unicode MS1" style:font-size-asian="12pt" style:language-asian="hi" style:country-asian="IN" style:font-name-complex="Liberation Serif1" style:font-size-complex="12pt"/>
    </style:style>
    <style:style style:name="T55" style:family="text">
      <style:text-properties style:use-window-font-color="true" loext:opacity="0%" style:font-name="Liberation Serif" fo:font-size="12pt" fo:language="hu" fo:country="HU" officeooo:rsid="0029ab59" style:letter-kerning="true" style:font-name-asian="Arial Unicode MS1" style:font-size-asian="12pt" style:language-asian="hi" style:country-asian="IN" style:font-name-complex="Liberation Serif1" style:font-size-complex="12pt"/>
    </style:style>
    <style:style style:name="T56" style:family="text">
      <style:text-properties style:use-window-font-color="true" loext:opacity="0%" style:font-name="Liberation Serif" fo:font-size="12pt" fo:language="hu" fo:country="HU" officeooo:rsid="002aa0f1" style:letter-kerning="true" style:font-name-asian="Arial Unicode MS1" style:font-size-asian="12pt" style:language-asian="hi" style:country-asian="IN" style:font-name-complex="Liberation Serif1" style:font-size-complex="12pt"/>
    </style:style>
    <style:style style:name="T57" style:family="text">
      <style:text-properties style:use-window-font-color="true" loext:opacity="0%" style:font-name="Liberation Serif" fo:font-size="12pt" fo:language="hu" fo:country="HU" officeooo:rsid="002b2245" style:letter-kerning="true" style:font-name-asian="Arial Unicode MS1" style:font-size-asian="12pt" style:language-asian="hi" style:country-asian="IN" style:font-name-complex="Liberation Serif1" style:font-size-complex="12pt"/>
    </style:style>
    <style:style style:name="T58" style:family="text">
      <style:text-properties style:use-window-font-color="true" loext:opacity="0%" style:font-name="Liberation Serif" fo:font-size="12pt" fo:language="hu" fo:country="HU" officeooo:rsid="002b981a" style:letter-kerning="true" style:font-name-asian="Arial Unicode MS1" style:font-size-asian="12pt" style:language-asian="hi" style:country-asian="IN" style:font-name-complex="Liberation Serif1" style:font-size-complex="12pt"/>
    </style:style>
    <style:style style:name="T59" style:family="text">
      <style:text-properties style:use-window-font-color="true" loext:opacity="0%" style:font-name="Liberation Serif" fo:font-size="12pt" fo:language="hu" fo:country="HU" officeooo:rsid="002c521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0" style:family="text">
      <style:text-properties style:use-window-font-color="true" loext:opacity="0%" style:font-name="Liberation Serif" fo:font-size="12pt" fo:language="hu" fo:country="HU" officeooo:rsid="002f1821" style:letter-kerning="true" style:font-name-asian="Arial Unicode MS1" style:font-size-asian="12pt" style:language-asian="hi" style:country-asian="IN" style:font-name-complex="Liberation Serif1" style:font-size-complex="12pt"/>
    </style:style>
    <style:style style:name="T61" style:family="text">
      <style:text-properties style:use-window-font-color="true" loext:opacity="0%" style:font-name="Liberation Serif" fo:font-size="12pt" fo:language="hu" fo:country="HU" officeooo:rsid="00312a5a" style:letter-kerning="true" style:font-name-asian="Arial Unicode MS1" style:font-size-asian="12pt" style:language-asian="hi" style:country-asian="IN" style:font-name-complex="Liberation Serif1" style:font-size-complex="12pt"/>
    </style:style>
    <style:style style:name="T62" style:family="text">
      <style:text-properties style:use-window-font-color="true" loext:opacity="0%" style:font-name="Liberation Serif" fo:font-size="12pt" fo:language="hu" fo:country="HU" officeooo:rsid="00312fbe" style:letter-kerning="true" style:font-name-asian="Arial Unicode MS1" style:font-size-asian="12pt" style:language-asian="hi" style:country-asian="IN" style:font-name-complex="Liberation Serif1" style:font-size-complex="12pt"/>
    </style:style>
    <style:style style:name="T63" style:family="text">
      <style:text-properties style:use-window-font-color="true" loext:opacity="0%" style:font-name="Liberation Serif" fo:font-size="12pt" fo:language="hu" fo:country="HU" officeooo:rsid="003401e6" style:letter-kerning="true" style:font-name-asian="Arial Unicode MS1" style:font-size-asian="12pt" style:language-asian="hi" style:country-asian="IN" style:font-name-complex="Liberation Serif1" style:font-size-complex="12pt"/>
    </style:style>
    <style:style style:name="T64" style:family="text">
      <style:text-properties style:use-window-font-color="true" loext:opacity="0%" style:font-name="Liberation Serif" fo:font-size="12pt" fo:language="hu" fo:country="HU" officeooo:rsid="0037fc34" style:letter-kerning="true" style:font-name-asian="Arial Unicode MS1" style:font-size-asian="12pt" style:language-asian="hi" style:country-asian="IN" style:font-name-complex="Liberation Serif1" style:font-size-complex="12pt"/>
    </style:style>
    <style:style style:name="T65" style:family="text">
      <style:text-properties style:use-window-font-color="true" loext:opacity="0%" style:font-name="Liberation Serif" fo:font-size="12pt" fo:language="hu" fo:country="HU" officeooo:rsid="0039ea47" style:letter-kerning="true" style:font-name-asian="Arial Unicode MS1" style:font-size-asian="12pt" style:language-asian="hi" style:country-asian="IN" style:font-name-complex="Liberation Serif1" style:font-size-complex="12pt"/>
    </style:style>
    <style:style style:name="T66" style:family="text">
      <style:text-properties style:use-window-font-color="true" loext:opacity="0%" style:font-name="Liberation Serif" fo:font-size="12pt" fo:language="hu" fo:country="HU" officeooo:rsid="0043cc02" style:letter-kerning="true" style:font-name-asian="Arial Unicode MS1" style:font-size-asian="12pt" style:language-asian="hi" style:country-asian="IN" style:font-name-complex="Liberation Serif1" style:font-size-complex="12pt"/>
    </style:style>
    <style:style style:name="T67" style:family="text">
      <style:text-properties style:use-window-font-color="true" loext:opacity="0%" style:font-name="Liberation Serif" fo:font-size="12pt" fo:language="hu" fo:country="HU" officeooo:rsid="0046739b" style:letter-kerning="true" style:font-name-asian="Arial Unicode MS1" style:font-size-asian="12pt" style:language-asian="hi" style:country-asian="IN" style:font-name-complex="Liberation Serif1" style:font-size-complex="12pt"/>
    </style:style>
    <style:style style:name="T68" style:family="text">
      <style:text-properties style:use-window-font-color="true" loext:opacity="0%" style:font-name="Liberation Serif" fo:font-size="12pt" fo:language="hu" fo:country="HU" fo:font-weight="bold" officeooo:rsid="0012bd11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69" style:family="text">
      <style:text-properties style:use-window-font-color="true" loext:opacity="0%" style:font-name="Liberation Serif" fo:font-size="12pt" fo:language="hu" fo:country="HU" fo:font-weight="bold" officeooo:rsid="0016a60c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70" style:family="text">
      <style:text-properties style:use-window-font-color="true" loext:opacity="0%" style:font-name="Liberation Serif" fo:font-size="12pt" fo:language="hu" fo:country="HU" fo:font-weight="bold" officeooo:rsid="00312fbe" style:letter-kerning="true" style:font-name-asian="Arial Unicode MS1" style:font-size-asian="12pt" style:language-asian="hi" style:country-asian="IN" style:font-weight-asian="bold" style:font-name-complex="Liberation Serif1" style:font-size-complex="12pt" style:font-weight-complex="bold"/>
    </style:style>
    <style:style style:name="T71" style:family="text">
      <style:text-properties style:use-window-font-color="true" loext:opacity="0%" style:font-name="Liberation Serif" fo:font-size="12pt" fo:language="hu" fo:country="HU" fo:font-style="italic" officeooo:rsid="0021367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72" style:family="text">
      <style:text-properties style:use-window-font-color="true" loext:opacity="0%" style:font-name="Liberation Serif" fo:font-size="12pt" fo:language="hu" fo:country="HU" fo:font-style="italic" officeooo:rsid="0015b138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73" style:family="text">
      <style:text-properties style:use-window-font-color="true" loext:opacity="0%" style:font-name="Liberation Serif" fo:font-size="12pt" fo:language="hu" fo:country="HU" fo:font-style="italic" officeooo:rsid="00312fbe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74" style:family="text">
      <style:text-properties style:use-window-font-color="true" loext:opacity="0%" style:font-name="Liberation Serif" fo:font-size="12pt" fo:language="hu" fo:country="HU" fo:font-style="italic" officeooo:rsid="0046739b" style:letter-kerning="true" style:font-name-asian="Arial Unicode MS1" style:font-size-asian="12pt" style:language-asian="hi" style:country-asian="IN" style:font-style-asian="italic" style:font-name-complex="Liberation Serif1" style:font-size-complex="12pt" style:font-style-complex="italic"/>
    </style:style>
    <style:style style:name="T75" style:family="text">
      <style:text-properties style:use-window-font-color="true" loext:opacity="0%" style:font-name="Liberation Serif" fo:font-size="12pt" fo:language="hu" fo:country="HU" style:text-underline-style="solid" style:text-underline-width="auto" style:text-underline-color="font-color" officeooo:rsid="00118f15" style:letter-kerning="true" style:font-name-asian="Arial Unicode MS1" style:font-size-asian="12pt" style:language-asian="hi" style:country-asian="IN" style:font-name-complex="Liberation Serif1" style:font-size-complex="12pt"/>
    </style:style>
    <style:style style:name="T76" style:family="text">
      <style:text-properties style:use-window-font-color="true" loext:opacity="0%" style:font-name="Liberation Serif" fo:font-size="12pt" fo:language="hu" fo:country="HU" fo:font-weight="normal" officeooo:rsid="002aa0f1" style:letter-kerning="true" style:font-name-asian="Arial Unicode MS1" style:font-size-asian="12pt" style:language-asian="hi" style:country-asian="IN" style:font-weight-asian="normal" style:font-name-complex="Liberation Serif1" style:font-size-complex="12pt" style:font-weight-complex="normal"/>
    </style:style>
    <style:style style:name="T77" style:family="text">
      <style:text-properties officeooo:rsid="00084ed8"/>
    </style:style>
    <style:style style:name="T78" style:family="text">
      <style:text-properties officeooo:rsid="000f41cd"/>
    </style:style>
    <style:style style:name="T79" style:family="text">
      <style:text-properties officeooo:rsid="00109f65"/>
    </style:style>
    <style:style style:name="T80" style:family="text">
      <style:text-properties officeooo:rsid="00118f15"/>
    </style:style>
    <style:style style:name="T81" style:family="text">
      <style:text-properties officeooo:rsid="001d8662"/>
    </style:style>
    <style:style style:name="T82" style:family="text">
      <style:text-properties officeooo:rsid="00243e1f"/>
    </style:style>
    <style:style style:name="T83" style:family="text">
      <style:text-properties officeooo:rsid="0029ab59"/>
    </style:style>
    <style:style style:name="T84" style:family="text">
      <style:text-properties officeooo:rsid="002b981a"/>
    </style:style>
    <style:style style:name="T85" style:family="text">
      <style:text-properties officeooo:rsid="00424af6"/>
    </style:style>
    <style:style style:name="T86" style:family="text">
      <style:text-properties officeooo:rsid="0044d2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"Nincsenek titkaim" <text:span text:style-name="T34">–</text:span> Privacy az interneten</text:p>
      <text:p text:style-name="P1"><text:span text:style-name="T77">4</text:span>. rész: <text:span text:style-name="T78">Profilépítés, metaadatok, kényelem</text:span></text:p>
      <text:p text:style-name="P6"><text:span text:style-name="T2">Az előző részben a közösségi oldalak különböző trükkjeiről </text:span><text:span text:style-name="T36">ejtettünk szót</text:span><text:span text:style-name="T2">, </text:span><text:span text:style-name="T36">amelyekkel</text:span><text:span text:style-name="T2"> tartalomgyártásra, megosztásokra vesznek rá bennünket, például a nárcizmusunk megpiszkálásával, </text:span><text:span text:style-name="T20">vagy </text:span><text:span text:style-name="T2">ismerőseink idillinek hazudott életpillanatainak </text:span><text:span text:style-name="T36">f</text:span><text:span text:style-name="T59">elvillantásával</text:span><text:span text:style-name="T2">.</text:span></text:p>
      <text:p text:style-name="P4"/>
      <text:h text:style-name="Heading_20_3" text:outline-level="3">Profilépítés</text:h>
      <text:p text:style-name="P7"><text:span text:style-name="T2">A fent említett adatok gyűjtése nem ész nélkül, hanem személyekhez rendelve </text:span><text:span text:style-name="T36">tö</text:span><text:span text:style-name="T38">rténik</text:span><text:span text:style-name="T2">. Képzeljünk el egy </text:span><text:span text:style-name="T5">fiktív</text:span><text:span text:style-name="T2"> filmsorozat szereplő</text:span><text:span text:style-name="T21">jét</text:span><text:span text:style-name="T2">, </text:span><text:span text:style-name="T5">akit mi alkotunk meg, </text:span><text:span text:style-name="T2">akinek személyiséget, háttértörténetet adunk, fényképeket, </text:span><text:span text:style-name="T5">videókat</text:span><text:span text:style-name="T2"> készítünk róla, majd elindítjuk a történetét, amely minden epizód </text:span><text:span text:style-name="T36">e</text:span><text:span text:style-name="T38">seményeivel</text:span><text:span text:style-name="T2"> árnyalja, mélyíti a karakter jellemét, lelki és fizikai tulajdonságainak megismerését. A harmadik évadra már ismerjük apró gesztusait, rezdüléseit, ismerettségi körét, szokásait.</text:span></text:p>
      <text:p text:style-name="P4">Hát nagyjából így – fokozatosan – épít rólunk hasonló karakterprofilt a Facebook, <text:span text:style-name="T84">a Google</text:span> és a többi közösségi oldal. Az adatot ehhez pedig mi szolgáltatjuk – <text:span text:style-name="T82">folyamatosan frissen tartva azt újabb megosztásainkkal, tartalomgyártásunkkal</text:span>.</text:p>
      <text:p text:style-name="P13"><text:span text:style-name="T2">Megdöbbentő, de kutatások szerint a Facebook – </text:span><text:span text:style-name="T3">amennyiben már legalább pár hónapja rendszeresen használjuk –</text:span><text:span text:style-name="T2"> jobban é</text:span><text:span text:style-name="T19">s</text:span><text:span text:style-name="T2"> mélyebben ismer </text:span><text:span text:style-name="T9">bennünket</text:span><text:span text:style-name="T2">, mint bármelyik rokonunk – beleértve a szüleinket is. Ismeri fizikai, lelki, mentális egészségi állapotunkat, politikai, világnézeti beállítottságunkat, szerelmi életünket, szexuális irányultságunkat, családi státuszunkat, </text:span><text:span text:style-name="T4">baráti körü</text:span><text:span text:style-name="T11">nk</text:span><text:span text:style-name="T4">et, </text:span><text:span text:style-name="T26">lelki egyensúlyunk mértékét, </text:span><text:span text:style-name="T2">félelmeinket, hobbijainkat.</text:span></text:p>
      <text:p text:style-name="P13"><text:span text:style-name="T36">A </text:span><text:span text:style-name="T52">profil összeállítását egyrészt</text:span><text:span text:style-name="T2"> a </text:span><text:span text:style-name="T19">közösségi</text:span><text:span text:style-name="T2"> </text:span><text:span text:style-name="T36">p</text:span><text:span text:style-name="T60">ortálokon</text:span><text:span text:style-name="T2"> végzett tevékenységünk segíti, mint oldalak kedvelése, kommentelés </text:span><text:span text:style-name="T19">(és</text:span><text:span text:style-name="T2"> annak gyakorisága</text:span><text:span text:style-name="T19">)</text:span><text:span text:style-name="T2">, </text:span><text:span text:style-name="T36">k</text:span><text:span text:style-name="T37">ommentek</text:span><text:span text:style-name="T2"> tartalma, </text:span><text:span text:style-name="T10">sőt hogy hány másodpercig időzünk egy cikk felett míg – akár megnyitás nélkül – továbbgörgetünk a hírfolyamban</text:span><text:span text:style-name="T2">. </text:span><text:span text:style-name="T6">Másrészt </text:span><text:span text:style-name="T10">gazdag profil információkat adnak </text:span><text:span text:style-name="T6">megosztásaink (</text:span><text:span text:style-name="T39">szöveg, fényképek, videók), ismerősök, helyszínek megjelölése, illetve csevegéseink tartalma, valamint... a nemrég kipattant sokadik botrányból kiderült, hogy </text:span><text:span text:style-name="T60">esetenként</text:span><text:span text:style-name="T39"> hang- és videóhívásaink tartalma is: a gép</text:span><text:span text:style-name="T58">i algoritmusok</text:span><text:span text:style-name="T39"> által g</text:span><text:span text:style-name="T58">enerált</text:span><text:span text:style-name="T39"> hang</text:span><text:span text:style-name="T60">ról</text:span><text:span text:style-name="T39">-szöveg</text:span><text:span text:style-name="T60">re készült</text:span><text:span text:style-name="T39"> leiratok </text:span><text:span text:style-name="T58">egy részét</text:span><text:span text:style-name="T39"> emberi operátorok dolgozták fel, így pontosítva és javítva a gépi elemzést.. </text:span><text:span text:style-name="T64">A kifogás, mint oly sokszor, itt is „felhasználói élmény” javításá</text:span><text:span text:style-name="T65">t hozza fel, mint megkérdőjelezhetetlen végső, nemes cél</text:span><text:span text:style-name="T64">.</text:span></text:p>
      <text:p text:style-name="P7"><text:span text:style-name="T5">Rendkívül kényelmes, de annál károsabb a </text:span><text:span text:style-name="T2">"</text:span><text:span text:style-name="T16">Bejelentkezés Faceboo</text:span><text:span text:style-name="T17">kkal”</text:span><text:span text:style-name="T2">, "</text:span><text:span text:style-name="T16">bejelentkezés Google azonosítóval</text:span><text:span text:style-name="T2">" </text:span><text:span text:style-name="T5">funckiók használata internetes híroldalakon, </text:span><text:span text:style-name="T22">online áruházakban, </text:span><text:span text:style-name="T5">ételrendelő </text:span><text:span text:style-name="T22">és</text:span><text:span text:style-name="T5"> egyéb szolgáltatásokat kínáló oldalakon. Ilyenkor még ezeket a </text:span><text:span text:style-name="T2">különböző tevékenység</text:span><text:span text:style-name="T5">einket is bekötjük </text:span><text:span text:style-name="T6">az említett közösségi cégek </text:span><text:span text:style-name="T22">adatgyűjtő tevékenysége </text:span><text:span text:style-name="T6">alá, </text:span><text:span text:style-name="T22">így</text:span><text:span text:style-name="T6"> </text:span><text:span text:style-name="T5">még </text:span><text:span text:style-name="T2">komplexebb profil készül</text:span><text:span text:style-name="T5">het rólunk – </text:span><text:span text:style-name="T18">akár már </text:span><text:span text:style-name="T5">táplálkozási, hírfogyasztási, </text:span><text:span text:style-name="T22">vásárlási, </text:span><text:span text:style-name="T6">hobbi</text:span><text:span text:style-name="T5"> é</text:span><text:span text:style-name="T18">s egyéb </text:span><text:span text:style-name="T5">szokásaink</text:span><text:span text:style-name="T38">k</text:span><text:span text:style-name="T57">al kiegészülve</text:span><text:span text:style-name="T5">. Ú</text:span><text:span text:style-name="T27">gyanígy a Facebook „Piactér” használata is bőséges táptalaj egy kis „adatszüretre”.</text:span></text:p>
      <text:h text:style-name="Heading_20_3" text:outline-level="3"><text:soft-page-break/>Kereskedelem</text:h>
      <text:p text:style-name="P8"><text:span text:style-name="T7">A jól felépített profilokat lehet – a korábbi cikkben már említett – célzott reklámokat vásárló cégek számára értékesíteni, vagy mint friss adatbázist egyszerűen eladni – ez utóbbi nem mindig legális, de </text:span><text:span text:style-name="T40">t</text:span><text:span text:style-name="T61">alán</text:span><text:span text:style-name="T7"> emlékszünk 2016-ra: a Facebook a </text:span><text:span text:style-name="T2">Cambridge Analytica </text:span><text:span text:style-name="T7">elemzőcég számára ad</text:span><text:span text:style-name="T23">ta</text:span><text:span text:style-name="T7"> el nagy mennyiségű, Egyesült Államokban élő felhasználó adatait, akik aztán azt az elnökválasztási kampányban felhasználták és a profiljuk alapján összeesküvésre hajlamos, könnyen befolyásolhatónak ítélt embereket célzott álhírekkel árasztották el hirdetés formájában, így jelentősen befolyásolva a választás kimenetelét. A Facebook rekord összegű büntetést fizetett, de a csontvázak szinte havonta potyognak azóta is, újabb és újabb botrányok rázzák meg </text:span><text:span text:style-name="T23">a céget</text:span><text:span text:style-name="T7">.</text:span></text:p>
      <text:p text:style-name="P8"><text:span text:style-name="T7">A </text:span><text:span text:style-name="T40">megvásárolt profil-</text:span><text:span text:style-name="T7">adatbázisok egyik kellemetlen tulajdonsága, hogy néha elég jó össze is kapcsolhatóak. Például egy telekom cég adatbázisa híváslistákkal és a Facebook profil adatbázisa, amennyiben van közös „</text:span><text:span text:style-name="T40">k</text:span><text:span text:style-name="T62">apocs</text:span><text:span text:style-name="T7">”, mint például a telefonszám, amit sokan olyan természetesen írnak be a Facebook adatlapjukra, mintha egy hivatalos okiratot töltenének ki. </text:span><text:span text:style-name="T28">Még súlyosabb, mikor a Facebook mobilalkalmazás számára hozzáférést adunk a telefonkönyvünk összes kontaktjához. </text:span><text:span text:style-name="T29">Ilyenkor jó, ha tudjuk, hogy a Facebook ismerősök nevei és a telefonkönyvben tárolt nevek ö</text:span><text:span text:style-name="T30">sszepárosításával</text:span><text:span text:style-name="T29"> azok telefonszámát is megszerezhetik, aki</text:span><text:span text:style-name="T30">k</text:span><text:span text:style-name="T29"> amúgy szándékosan nem adtá</text:span><text:span text:style-name="T30">k</text:span><text:span text:style-name="T29"> azt meg profilj</text:span><text:span text:style-name="T30">uk</text:span><text:span text:style-name="T29">ban a közösségi oldalon..</text:span></text:p>
      <text:p text:style-name="P16"><text:span text:style-name="T7">D</text:span><text:span text:style-name="T1">e nem csak a közösségi oldalakat „etetjük” adatokkal, amelyek utána kereskedelmi forgalomba kerülnek – gondoljunk a DNS vizsgálatot végző családfakutató oldalak adatbázisaira, ahova önként adja be minden kíváncsi egyén a DNS mintáját, </text:span><text:span text:style-name="T24">amit aztán magáncégek, vagy kormányzati szervek boldogan átvesznek.</text:span></text:p>
      <text:p text:style-name="P5">Az összekapcsolt adatbázisok egyik kellemetlen példája mikor diktatórikusabb államok civil aktivistákat tudnak vegzálni a róluk begyűjtött rendkívül részletes adatokkal, egészségi problémáik kihasználásával, célzott adóellenőrzések végzésével, <text:span text:style-name="T85">rokonok, családtagok szürke ügyeinek felhasználásával</text:span>.</text:p>
      <text:h text:style-name="Heading_20_3" text:outline-level="3"><text:span text:style-name="T7">G</text:span><text:span text:style-name="T1">ondolati szabadság</text:span></text:h>
      <text:p text:style-name="P18"><text:span text:style-name="T13">Említettük az előző részben </text:span><text:span text:style-name="T14">a </text:span><text:span text:style-name="T13">c</text:span><text:span text:style-name="T12">e</text:span><text:span text:style-name="T13">nzúrá</text:span><text:span text:style-name="T12">t és hogy a közösségi szolgáltatók </text:span><text:span text:style-name="T42">e</text:span><text:span text:style-name="T53">gyéni döntés</text:span><text:span text:style-name="T66">e, hogy milyen keretben használják. K</text:span><text:span text:style-name="T53">vázi önkéntes rendőrként tevékenyked</text:span><text:span text:style-name="T62">nek</text:span><text:span text:style-name="T53"> egy </text:span><text:span text:style-name="T54">amúgy </text:span><text:span text:style-name="T53">közös kommunikációs térben </text:span><text:span text:style-name="T66">és e</text:span><text:span text:style-name="T53">nnek sokszor súlyos </text:span><text:span text:style-name="T66">szociális</text:span><text:span text:style-name="T53"> következményei vannak: az ö</text:span><text:span text:style-name="T7">ncenzúra kialakulása, </text:span><text:span text:style-name="T12">mikor a szerző – feladva saját gondolati szabadságát</text:span><text:span text:style-name="T7"> – </text:span><text:span text:style-name="T12">elküldés előtt átfogalmazza mondandóját, hogy az ne essen áldozatul a legtöbbször automatikus cenzúrának, </text:span><text:span text:style-name="T32">ami nem érti a kontextust és iróniát</text:span><text:span text:style-name="T12"> – így </text:span><text:span text:style-name="T31">pont</text:span><text:span text:style-name="T12"> </text:span><text:span text:style-name="T7">szabad gondolkodás</text:span><text:span text:style-name="T24">á</text:span><text:span text:style-name="T15">t szorít</text:span><text:span text:style-name="T32">ja</text:span><text:span text:style-name="T15"> korlátok közé</text:span><text:span text:style-name="T12">. A r</text:span><text:span text:style-name="T7">ebellis gondolatok születésük pillanatában karanténba záródnak, elhalnak, ez </text:span><text:span text:style-name="T12">pedig </text:span><text:span text:style-name="T7">megöli</text:span><text:span text:style-name="T12"> </text:span><text:span text:style-name="T7">a progressziót, </text:span><text:span text:style-name="T12">hisz ami új és forradalmi az a múltban is sokszor a legalitás határán kívül esett.</text:span></text:p>
      <text:h text:style-name="Heading_20_3" text:outline-level="3">Metaadatok</text:h>
      <text:p text:style-name="P8"><text:span text:style-name="T7">Sokszor előkerül a fogalom, de mik is ezek? A titkosított kommunikáció (erről lesz még szó) örvendetes előtörésével nem oldódott meg minden problémánk. Például nyomozó hatóságoknak sokszor nincs is szükségük a kommunikáció (pl. beszélgetés vagy csevegés) valós tartalmára, mert az ún. metaadatok kellő információt, </text:span><text:span text:style-name="T25">kontextust</text:span><text:span text:style-name="T7"> nyújtanak. Lássunk </text:span><text:span text:style-name="T40">p</text:span><text:span text:style-name="T62">ár</text:span><text:span text:style-name="T7"> példát:</text:span></text:p>
      <text:p text:style-name="P3"><text:soft-page-break/><text:span text:style-name="T86">Hagyományos t</text:span>elefonhívás metaadat: <text:span text:style-name="T79">ki a </text:span>hívó fél, <text:span text:style-name="T80">ki a </text:span>hívott fél, <text:span text:style-name="T79">mi a hívás </text:span>időpont<text:span text:style-name="T79">ja</text:span>, <text:span text:style-name="T79">mekkora a </text:span>beszélgetés időtartama, hívások gyakorisága <text:span text:style-name="T79">(napi/heti/havi). Ezeket az adatokat a telekommunikációs szolgáltató törvényben rögzített kötelessége minden előfizetőről 5 évig tárolni.</text:span></text:p>
      <text:p text:style-name="P9"><text:span text:style-name="T40">Csevegés</text:span><text:span text:style-name="T1"> metaadat: ki, mikor, kinek/kiknek, milyen gyakorisággal </text:span><text:span text:style-name="T24">küldött üzenetet</text:span><text:span text:style-name="T1">, mekkora adatmennyiséget </text:span><text:span text:style-name="T62">forgalmazott</text:span><text:span text:style-name="T1">. Kapcsolati hálóból személyek közelségére következtetés. </text:span><text:span text:style-name="T8">Például a Whats</text:span><text:span text:style-name="T33">A</text:span><text:span text:style-name="T8">pp (Facebook tulajdona) már pár éve titkosítást használ, mégis gyűjt rólunk adatot – metaadatok formájában, ami </text:span><text:span text:style-name="T15">megint csak </text:span><text:span text:style-name="T55">személyes adatainkkal való </text:span><text:span text:style-name="T62">durva </text:span><text:span text:style-name="T55">visszaélés</text:span><text:span text:style-name="T8">.</text:span></text:p>
      <text:p text:style-name="P2">Inte<text:span text:style-name="T83">rn</text:span>et szolgáltató metaadatai: <text:span text:style-name="T80">az előfizető </text:span>mikor milyen oldalt látogatott meg, milyen szerverhez / eszközhöz kapcsolódott, mennyi adatot forgalmazott, mennyi ideig.</text:p>
      <text:p text:style-name="P9"><text:span text:style-name="T1">Amerikában </text:span><text:span text:style-name="T41">e</text:span><text:span text:style-name="T62">gyes </text:span><text:span text:style-name="T24">metaadat-adatbázisok kereskedelmét 2017-ben</text:span><text:span text:style-name="T1"> monetizálták </text:span><text:span text:style-name="T8">(!)</text:span><text:span text:style-name="T1">, megvehetőek </text:span><text:span text:style-name="T8">bizonyos szolgáltatók (pl. netszolgáltatók)</text:span><text:span text:style-name="T1"> </text:span><text:span text:style-name="T62">így begyűjtött adatai</text:span><text:span text:style-name="T8">..</text:span></text:p>
      <text:h text:style-name="Heading_20_3" text:outline-level="3">Kényelem é<text:span text:style-name="T81">s a Nagy Kérdés</text:span></text:h>
      <text:p text:style-name="P10"><text:span text:style-name="T8">Furcsa lezárása lesz a cikksorozat elméleti részének, de </text:span><text:span text:style-name="T41">ezen áll vagy bukik, hogy az olvasóban cselekvést is kivált -e amit megértett (remélhetőleg), vagy az első részben taglalt kognitív disszonancia redukció </text:span><text:span text:style-name="T42">valamelyik technikájával meggyőz</text:span><text:span text:style-name="T43">i</text:span><text:span text:style-name="T42"> magá</text:span><text:span text:style-name="T43">t</text:span><text:span text:style-name="T42">, miért nem is olyan fontos ez. Ezért volt a hosszú felvezetés, a technikai háttéren kívül a társadalmi, közösségi – egyéni érdekeken átnyúló – személet bemutatása is. Mert, ha hiszünk benne, hogy ez fontos, akkor... </text:span><text:span text:style-name="T68">talán képesek leszünk lemondani a kényelmünk egy kis részéről, hogy a személyes adatainkhoz, magánéletünkhöz való jogunkat érvényesítsük</text:span><text:span text:style-name="T42">.</text:span></text:p>
      <text:p text:style-name="P11"><text:span text:style-name="T42">É</text:span><text:span text:style-name="T43">s a cikk szerzőjének tapasztalata szerint </text:span><text:span text:style-name="T62">EZ</text:span><text:span text:style-name="T43"> </text:span><text:span text:style-name="T62">(</text:span><text:span text:style-name="T56">a </text:span><text:span text:style-name="T76">kényelem</text:span><text:span text:style-name="T70">)</text:span><text:span text:style-name="T56"> –</text:span><text:span text:style-name="T43"> az, amihez egészen elképzelhetetlenül erősen ragaszkodunk. A k</text:span><text:span text:style-name="T41">ényelem minden má</text:span><text:span text:style-name="T43">s </text:span><text:span text:style-name="T46">szempontot</text:span><text:span text:style-name="T43"> túllicitál.</text:span><text:span text:style-name="T41"> </text:span><text:span text:style-name="T43">A</text:span><text:span text:style-name="T62">z őskortól a</text:span><text:span text:style-name="T43"> jelen</text:span><text:span text:style-name="T46">korig</text:span><text:span text:style-name="T43"> vezető út során </text:span><text:span text:style-name="T62">nagyjából </text:span><text:span text:style-name="T43">folyamatosan </text:span><text:span text:style-name="T41">e</text:span><text:span text:style-name="T43">melkedett az átlagember kényelmi szintje… és</text:span><text:span text:style-name="T41"> </text:span><text:span text:style-name="T46">nagyon úgy tűnik, </text:span><text:span text:style-name="T41">visszafelé senki nem hajlandó tenni egy t</text:span><text:span text:style-name="T43">appodtat</text:span><text:span text:style-name="T41"> sem. </text:span><text:span text:style-name="T43">Aki élt a </text:span><text:span text:style-name="T41">80-</text:span><text:span text:style-name="T43">as, </text:span><text:span text:style-name="T41">90-es években,</text:span><text:span text:style-name="T43"> visszatekintve,</text:span><text:span text:style-name="T41"> a mostanihoz képest sokkal „kényelmetlenebb” é</text:span><text:span text:style-name="T62">letet élt</text:span><text:span text:style-name="T41">, </text:span><text:span text:style-name="T43">de mivel még nem birtokoltuk a jelen l</text:span><text:span text:style-name="T46">uxusát</text:span><text:span text:style-name="T43">, ezért</text:span><text:span text:style-name="T41"> mégse</text:span><text:span text:style-name="T46">m volt</text:span><text:span text:style-name="T41"> zavaró.</text:span></text:p>
      <text:p text:style-name="P12"><text:span text:style-name="T41">A </text:span><text:span text:style-name="T44">homályos célozgatásokat félretéve olyanokra gondolhatunk, mint hogy </text:span><text:span text:style-name="T72">átváltanánk -e egy olyan csevegő</text:span><text:span text:style-name="T71">alkalmazásra a telefonunkon</text:span><text:span text:style-name="T72">, ami titkosítottan kommunikál, nem gyűjt metaadatokat sem rólunk, viszont... mondjuk </text:span><text:span text:style-name="T74">nincs benne „Online” állapotjelző.</text:span><text:span text:style-name="T44"> Vagy váltanánk -e olyan levelezőre, amiben nincs benne minden kényelmi funkció, nincs összekapcsolva az azonos szolgáltató felhőtárhelyével, cserébe</text:span><text:span text:style-name="T44"> nem elemzi minden email tartalmát é</text:span><text:span text:style-name="T46">s azért elég jól össze van rakva</text:span><text:span text:style-name="T44">? </text:span><text:span text:style-name="T41">B</text:span><text:span text:style-name="T44">anális kérdések, a válasz viszont döbbenetesen s</text:span><text:span text:style-name="T46">okszor</text:span><text:span text:style-name="T44"> „nem”.</text:span></text:p>
      <text:p text:style-name="P12"><text:span text:style-name="T41">A váltás </text:span><text:span text:style-name="T46">a megszokottról</text:span><text:span text:style-name="T41"> azért is </text:span><text:span text:style-name="T75">tűnik</text:span><text:span text:style-name="T41"> nehéznek mert </text:span><text:span text:style-name="T44">sokszor </text:span><text:span text:style-name="T41">i</text:span><text:span text:style-name="T45">smerőseinket</text:span><text:span text:style-name="T41"> is át kell állítanunk </text:span><text:span text:style-name="T44">az új platformra és e</text:span><text:span text:style-name="T41">z </text:span><text:span text:style-name="T44">néha átmenetileg</text:span><text:span text:style-name="T41"> körülményes </text:span><text:span text:style-name="T44">lehet, </text:span><text:span text:style-name="T46">energiát/</text:span><text:span text:style-name="T50">időt</text:span><text:span text:style-name="T46"> igényel, </text:span><text:span text:style-name="T44">vagy félünk, hogy</text:span><text:span text:style-name="T41"> paranoidnak, bénának tűn</text:span><text:span text:style-name="T46">hetünk, </text:span><text:span text:style-name="T48">nem tudjuk elmagyarázni, hogy miért </text:span><text:span text:style-name="T50">is kéne ez</text:span><text:span text:style-name="T48">.</text:span></text:p>
      <text:p text:style-name="P14"><text:span text:style-name="T44">V</text:span><text:span text:style-name="T45">iszont amennyiben a</text:span><text:span text:style-name="T49"> </text:span><text:span text:style-name="T45">válasz „</text:span><text:span text:style-name="T69">igen</text:span><text:span text:style-name="T45">”, akkor a következő rész</text:span><text:span text:style-name="T62">től kezdve </text:span><text:span text:style-name="T45">m</text:span><text:span text:style-name="T47">egismerkedünk</text:span><text:span text:style-name="T45"> a gyakorlati megoldásokkal, amelyek nagyságrendi minőségi ugrást okoznak majd </text:span><text:span text:style-name="T47">privacy t</text:span><text:span text:style-name="T56">e</text:span><text:span text:style-name="T47">r</text:span><text:span text:style-name="T49">é</text:span><text:span text:style-name="T47">n </text:span><text:span text:style-name="T45">és </text:span><text:span text:style-name="T49">az</text:span><text:span text:style-name="T45"> átlag</text:span><text:span text:style-name="T63">ember</text:span><text:span text:style-name="T45"> számára is könnyen elvégezhetőek.. néha némi kényelemről lemondást </text:span><text:span text:style-name="T51">vagy időt </text:span><text:span text:style-name="T45">kérve cserébe – amely legtöbbször csak átmeneti </text:span><text:span text:style-name="T51">kellemetlenség</text:span><text:span text:style-name="T45">.</text:span></text:p>
      <text:p text:style-name="P15"><text:span text:style-name="T41">Vá</text:span><text:span text:style-name="T35">gjunk hát bele.</text:span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Light" svg:font-family="'Source Sans Pro Light'" style:font-family-generic="roman" style:font-pitch="variable"/>
    <style:font-face style:name="Source Sans Pro Semibold" svg:font-family="'Source Sans Pro Semibold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hu" fo:country="HU" style:letter-kerning="true" style:font-name-asian="Arial Unicode MS1" style:font-family-asian="'Arial Unicode MS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style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0972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_7e_LT_7e_Gliederung_20_1" style:display-name="Alizarin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6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fo:color="#ffffff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Black" fo:font-family="'Source Sans Pro Black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style:contextual-spacing="false" fo:line-height="150%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style:contextual-spacing="false" fo:line-height="150%" fo:text-align="start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style:contextual-spacing="false" fo:line-height="150%" fo:text-indent="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style:contextual-spacing="false" style:line-height-at-least="0.139in" fo:text-align="center" style:justify-single-word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 Semibold" fo:font-family="'Source Sans Pro Semi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style:contextual-spacing="false" style:line-height-at-least="0.139in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1" style:display-name="Alizarin0~LT~Gliederung 1" style:family="paragraph" style:default-outline-level="">
      <style:paragraph-properties fo:margin-top="0in" fo:margin-bottom="0.1189in" style:contextual-spacing="false"/>
      <style:text-properties fo:color="#1c1c1c" loext:opacity="100%" style:text-outline="false" style:text-line-through-style="none" style:text-line-through-type="none" style:font-name="Source Sans Pro Semibold" fo:font-family="'Source Sans Pro Semibold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165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0882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583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291in" style:contextual-spacing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Source Sans Pro Black" fo:font-family="'Source Sans Pro Black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Source Sans Pro Light" fo:font-family="'Source Sans Pro Light'" style:font-family-generic="roman" style:font-pitch="variable" fo:font-size="2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Source Sans Pro" fo:font-family="'Source Sans Pro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text-properties fo:color="#e74c3c" loext:opacity="100%" style:font-name="Source Sans Pro Black" fo:font-family="'Source Sans Pro Black'" style:font-family-generic="roman" style:font-pitch="variable" fo:font-size="18pt" fo:font-weight="normal" style:letter-kerning="true" style:font-name-asian="Tahoma" style:font-family-asian="Tahoma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9-09-01T10:56:00</meta:creation-date>
    <dc:date>2021-02-06T22:13:04.175202436</dc:date>
    <meta:editing-duration>P7DT13H18M44S</meta:editing-duration>
    <meta:editing-cycles>63</meta:editing-cycles>
    <meta:generator>LibreOffice/7.0.4.2$MacOSX_X86_64 LibreOffice_project/dcf040e67528d9187c66b2379df5ea4407429775</meta:generator>
    <meta:document-statistic meta:table-count="0" meta:image-count="0" meta:object-count="0" meta:page-count="3" meta:paragraph-count="29" meta:word-count="1171" meta:character-count="9348" meta:non-whitespace-character-count="8184"/>
  </office:meta>
</office:document-meta>
</file>